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5cm" fo:min-width="6cm" style:writing-mode="lr-tb" loext:decorative="false"/>
      <style:paragraph-properties style:writing-mode="lr-tb"/>
    </style:style>
    <style:style style:name="gr2" style:family="graphic" style:parent-style-name="standard">
      <style:graphic-properties draw:textarea-vertical-align="middle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1.375cm" fo:min-width="3.752cm" style:writing-mode="lr-tb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375cm" fo:min-width="3.002cm" style:writing-mode="lr-tb" loext:decorative="false"/>
      <style:paragraph-properties style:writing-mode="lr-tb"/>
    </style:style>
    <style:style style:name="gr5" style:family="graphic" style:parent-style-name="One-Way_20_Call">
      <style:graphic-properties draw:textarea-vertical-align="middle" loext:decorative="false"/>
    </style:style>
    <style:style style:name="gr6" style:family="graphic" style:parent-style-name="standard">
      <style:graphic-properties draw:textarea-horizontal-align="justify" draw:textarea-vertical-align="middle" draw:auto-grow-height="false" fo:min-height="2.75cm" fo:min-width="3.002cm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draw:fill="none" fo:min-height="0.395cm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5.75cm" style:writing-mode="lr-tb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75cm" fo:min-width="4.5cm" loext:decorative="false"/>
      <style:paragraph-properties style:writing-mode="lr-tb"/>
    </style:style>
    <style:style style:name="P1" style:family="paragraph">
      <style:paragraph-properties fo:text-align="center"/>
      <style:text-properties fo:font-size="9pt"/>
    </style:style>
    <style:style style:name="P2" style:family="paragraph">
      <style:paragraph-properties fo:text-align="center" style:writing-mode="lr-tb"/>
      <style:text-properties fo:font-size="9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text-properties fo:font-size="10pt"/>
    </style:style>
    <style:style style:name="T1" style:family="text">
      <style:text-properties fo:font-size="9pt"/>
    </style:style>
    <style:style style:name="T2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5cm" svg:height="1.5cm" svg:x="1cm" svg:y="2.75cm">
          <text:p text:style-name="P1"><text:span text:style-name="T1">IndirectCaller.InstallPackageWr</text:span><text:span text:style-name="T1">apper:</text:span></text:p>
          <text:p text:style-name="P1"><text:span text:style-name="T1">Retrieve package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4.25cm" svg:y1="4.25cm" svg:x2="3.126cm" svg:y2="5cm" draw:start-shape="id1" draw:start-glue-point="2" draw:end-shape="id2" draw:end-glue-point="0" svg:d="M4250 4250v375h-1124v375" svg:viewBox="0 0 1125 751">
          <text:p/>
        </draw:connector>
        <draw:custom-shape draw:style-name="gr3" draw:text-style-name="P2" xml:id="id2" draw:id="id2" draw:layer="layout" svg:width="4.252cm" svg:height="1.625cm" svg:x="1cm" svg:y="5cm">
          <text:p text:style-name="P1"><text:span text:style-name="T1">PackageManager.installation</text:span><text:span text:style-name="T1">WorkCallback:</text:span></text:p>
          <text:p text:style-name="P1"><text:span text:style-name="T1">Initialize half-installed,</text:span></text:p>
          <text:p text:style-name="P1"><text:span text:style-name="T1">[Install every module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3" draw:id="id3" draw:layer="layout" svg:width="3.502cm" svg:height="1.625cm" svg:x="6.378cm" svg:y="5cm">
          <text:p text:style-name="P1"><text:span text:style-name="T1">IndirectCaller.installModule:</text:span></text:p>
          <text:p text:style-name="P1"><text:span text:style-name="T1">[create_canister, install_code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5.252cm" svg:y1="5.812cm" svg:x2="6.378cm" svg:y2="5.812cm" draw:start-shape="id2" draw:end-shape="id3" svg:d="M5252 5812h1126" svg:viewBox="0 0 1127 1">
          <text:p/>
        </draw:connector>
        <draw:connector draw:style-name="gr5" draw:text-style-name="P3" draw:layer="layout" svg:x1="5.252cm" svg:y1="5.963cm" svg:x2="6.378cm" svg:y2="5.963cm" svg:d="M5252 5963h1126" svg:viewBox="0 0 1127 1">
          <text:p/>
        </draw:connector>
        <draw:connector draw:style-name="gr5" draw:text-style-name="P3" draw:layer="layout" svg:x1="5.252cm" svg:y1="5.813cm" svg:x2="6.378cm" svg:y2="5.813cm" svg:d="M5252 5813h1126" svg:viewBox="0 0 1127 1">
          <text:p/>
        </draw:connector>
        <draw:connector draw:style-name="gr5" draw:text-style-name="P3" draw:layer="layout" svg:x1="5.252cm" svg:y1="5.613cm" svg:x2="6.378cm" svg:y2="5.613cm" svg:d="M5252 5613h1126" svg:viewBox="0 0 1127 1">
          <text:p/>
        </draw:connector>
        <draw:custom-shape draw:style-name="gr6" draw:text-style-name="P2" draw:layer="layout" svg:width="3.502cm" svg:height="3cm" svg:x="10.998cm" svg:y="5cm">
          <text:p text:style-name="P1"><text:span text:style-name="T1">PackageManager.updateModule</text:span></text:p>
          <text:p text:style-name="P1"><text:span text:style-name="T1">Store module state.</text:span></text:p>
          <text:p text:style-name="P1"><text:span text:style-name="T1">Call callbacks.</text:span></text:p>
          <text:p text:style-name="P1"><text:span text:style-name="T1">If it is a package and the last module, mark the package as installed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9.874cm" svg:y1="5.849cm" svg:x2="11cm" svg:y2="5.849cm" svg:d="M9874 5849h1126" svg:viewBox="0 0 1127 1">
          <text:p/>
        </draw:connector>
        <draw:connector draw:style-name="gr2" draw:text-style-name="P1" draw:layer="layout" svg:x1="9.874cm" svg:y1="6cm" svg:x2="11cm" svg:y2="6cm" svg:d="M9874 6000h1126" svg:viewBox="0 0 1127 1">
          <text:p/>
        </draw:connector>
        <draw:connector draw:style-name="gr2" draw:text-style-name="P1" draw:layer="layout" svg:x1="9.874cm" svg:y1="5.85cm" svg:x2="11cm" svg:y2="5.85cm" svg:d="M9874 5850h1126" svg:viewBox="0 0 1127 1">
          <text:p/>
        </draw:connector>
        <draw:connector draw:style-name="gr2" draw:text-style-name="P1" draw:layer="layout" svg:x1="9.874cm" svg:y1="5.65cm" svg:x2="11cm" svg:y2="5.65cm" svg:d="M9874 5650h1126" svg:viewBox="0 0 1127 1">
          <text:p/>
        </draw:connector>
        <draw:connector draw:style-name="gr5" draw:text-style-name="P3" draw:layer="layout" svg:x1="4.125cm" svg:y1="2cm" svg:x2="4.25cm" svg:y2="2.75cm" draw:start-shape="id4" draw:start-glue-point="2" draw:end-shape="id1" draw:end-glue-point="0" svg:d="M4125 2000v375h125v375" svg:viewBox="0 0 126 751">
          <text:p/>
        </draw:connector>
        <draw:connector draw:style-name="gr5" draw:text-style-name="P3" draw:layer="layout" svg:x1="14cm" svg:y1="1.562cm" svg:x2="14.812cm" svg:y2="1.562cm" svg:d="M14000 1562h812" svg:viewBox="0 0 813 1">
          <text:p/>
        </draw:connector>
        <draw:frame draw:style-name="gr7" draw:text-style-name="P4" draw:layer="layout" svg:width="4.028cm" svg:height="0.645cm" svg:x="15.019cm" svg:y="1.25cm">
          <draw:text-box>
            <text:p><text:span text:style-name="T2">one-way call</text:span></text:p>
          </draw:text-box>
        </draw:frame>
        <draw:frame draw:style-name="gr7" draw:text-style-name="P4" draw:layer="layout" svg:width="4.028cm" svg:height="0.645cm" svg:x="14.982cm" svg:y="2cm">
          <draw:text-box>
            <text:p><text:span text:style-name="T2">regular call</text:span></text:p>
          </draw:text-box>
        </draw:frame>
        <draw:connector draw:style-name="gr2" draw:text-style-name="P3" draw:layer="layout" svg:x1="14.037cm" svg:y1="2.347cm" svg:x2="14.809cm" svg:y2="2.347cm" svg:d="M14037 2347h772" svg:viewBox="0 0 773 1">
          <text:p/>
        </draw:connector>
        <draw:custom-shape draw:style-name="gr8" draw:text-style-name="P2" xml:id="id4" draw:id="id4" draw:layer="layout" svg:width="6.25cm" svg:height="1cm" svg:x="1cm" svg:y="1cm">
          <text:p text:style-name="P1"><text:span text:style-name="T1">PackageMananger.installPackage:</text:span></text:p>
          <text:p text:style-name="P1"><text:span text:style-name="T1">Create installationId</text:span></text:p>
          <draw:enhanced-geometry svg:viewBox="0 0 21600 21600" draw:type="rectangle" draw:enhanced-path="M 0 0 L 21600 0 21600 21600 0 21600 0 0 Z N"/>
        </draw:custom-shape>
        <draw:custom-shape draw:style-name="gr9" draw:text-style-name="P1" xml:id="id5" draw:id="id5" draw:layer="layout" svg:width="5cm" svg:height="2cm" svg:x="8.25cm" svg:y="1cm">
          <text:p text:style-name="P3"><text:span text:style-name="T1">PackageManager.installNamedModule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0.75cm" svg:y1="3cm" svg:x2="8.129cm" svg:y2="5cm" draw:start-shape="id5" draw:start-glue-point="2" draw:end-shape="id3" draw:end-glue-point="0" svg:d="M10750 3000v1000h-2621v1000" svg:viewBox="0 0 2622 20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IL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="Arrowheads_20_1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ne-Way_20_Call" style:display-name="One-Way Call" style:family="graphic" style:parent-style-name="Lines">
      <style:graphic-properties svg:stroke-color="#ff0000" draw:marker-end="Arrowheads_20_2"/>
    </style:style>
  </office:styles>
  <office:automatic-styles>
    <style:page-layout style:name="PM0">
      <style:page-layout-properties fo:margin-top="1cm" fo:margin-bottom="1cm" fo:margin-left="1cm" fo:margin-right="1cm" fo:page-width="18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0T03:28:57.068586440</meta:creation-date>
    <dc:date>2024-10-26T12:42:38.205686009</dc:date>
    <meta:editing-duration>P4DT11H38M33S</meta:editing-duration>
    <meta:editing-cycles>35</meta:editing-cycles>
    <meta:generator>LibreOffice/24.2.6.2$Linux_X86_64 LibreOffice_project/420$Build-2</meta:generator>
    <meta:document-statistic meta:object-count="21"/>
  </office:meta>
</office:document-meta>
</file>